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3pt" fo:color="#0033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d02bd2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8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3pt" fo:color="#ff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3pt" fo:color="#004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4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3pt" fo:color="#111111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111111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8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d02bd2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2a00ff" fo:font-family="Monospace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Monospace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Monospace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Monospace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Monospace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4000" fo:font-family="Monospace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4000" fo:font-family="Monospace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111111" fo:font-family="Monospace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111111" fo:font-family="Monospace"/>
    </style:style>
    <style:style style:name="ACOL-1" style:family="table-column">
      <style:table-column-properties style:column-width="199.9pt" style:use-optimal-column-width="true"/>
    </style:style>
    <style:style style:name="ACOL-2" style:family="table-column">
      <style:table-column-properties style:column-width="324pt" style:use-optimal-column-width="false"/>
    </style:style>
    <style:style style:name="ACOL-3" style:family="table-column">
      <style:table-column-properties style:column-width="374.4pt" style:use-optimal-column-width="true"/>
    </style:style>
    <style:style style:name="ACOL-4" style:family="table-column"/>
    <style:style style:name="AROW-1" style:family="table-row">
      <style:table-row-properties style:row-height="16.16pt" style:use-optimal-row-height="true"/>
    </style:style>
    <style:style style:name="AROW-2" style:family="table-row">
      <style:table-row-properties style:row-height="15pt" style:use-optimal-row-height="true"/>
    </style:style>
    <style:style style:name="AROW-3" style:family="table-row">
      <style:table-row-properties style:row-height="26.96pt" style:use-optimal-row-height="true"/>
    </style:style>
    <style:style style:name="AROW-4" style:family="table-row">
      <style:table-row-properties style:row-height="12.81pt" style:use-optimal-row-height="true"/>
    </style:style>
    <style:style style:name="AROW-5" style:family="table-row">
      <style:table-row-properties style:row-height="46.46pt" style:use-optimal-row-height="true"/>
    </style:style>
    <style:style style:name="AROW-6" style:family="table-row">
      <style:table-row-properties style:row-height="44.19pt" style:use-optimal-row-height="false"/>
    </style:style>
    <style:style style:name="AROW-7" style:family="table-row">
      <style:table-row-properties style:row-height="35.21pt" style:use-optimal-row-height="true"/>
    </style:style>
    <style:style style:name="AROW-8" style:family="table-row">
      <style:table-row-properties style:row-height="57.71pt" style:use-optimal-row-height="true"/>
    </style:style>
    <style:style style:name="AROW-9" style:family="table-row">
      <style:table-row-properties style:row-height="23.95pt" style:use-optimal-row-height="true"/>
    </style:style>
    <style:style style:name="AROW-10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ACE-0" office:value-type="string">
            <text:p>IMPUT</text:p>
          </table:table-cell>
          <table:table-cell table:style-name="ACE-0" office:value-type="string">
            <text:p>Processes</text:p>
          </table:table-cell>
          <table:table-cell table:style-name="ACE-0" office:value-type="string">
            <text:p>OUTPUT</text:p>
          </table:table-cell>
          <table:table-cell table:number-columns-repeated="125" table:style-name="Gnumeric-default"/>
        </table:table-row>
        <table:table-row table:style-name="AROW-2">
          <table:table-cell table:style-name="ACE-1"/>
          <table:table-cell table:style-name="ACE-12" office:value-type="string">
            <text:p>contin([Yes] to continue, [no] to end program)</text:p>
          </table:table-cell>
          <table:table-cell table:style-name="ACE-14"/>
          <table:table-cell table:number-columns-repeated="125" table:style-name="Gnumeric-default"/>
        </table:table-row>
        <table:table-row table:style-name="AROW-3">
          <table:table-cell table:style-name="ACE-2" office:value-type="string">
            <text:p>Yes</text:p>
          </table:table-cell>
          <table:table-cell table:style-name="ACE-1"/>
          <table:table-cell table:style-name="ACE-15" office:value-type="string">
            <text:p><text:span text:style-name="NS-font-size12">WELCOME TO JUNGLE Adventure Game(</text:span><text:span text:style-name="NS-font-size10">Plz choose a level</text:span><text:span text:style-name="NS-font-size12">)</text:span></text:p>
          </table:table-cell>
          <table:table-cell table:number-columns-repeated="125" table:style-name="Gnumeric-default"/>
        </table:table-row>
        <table:table-row table:style-name="AROW-4">
          <table:table-cell table:style-name="ACE-3" office:value-type="string">
            <text:p>Level{1,2,3}/Menu</text:p>
          </table:table-cell>
          <table:table-cell table:style-name="ACE-3" office:value-type="string">
            <text:p>Destination{1,2,3}</text:p>
          </table:table-cell>
          <table:table-cell table:style-name="ACE-3" office:value-type="string">
            <text:p>Destination(1)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2" table:style-name="ACE-3"/>
          <table:table-cell table:style-name="ACE-3" office:value-type="string">
            <text:p>Destination(2)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2" table:style-name="ACE-3"/>
          <table:table-cell table:style-name="ACE-3" office:value-type="string">
            <text:p>Destination(3)</text:p>
          </table:table-cell>
          <table:table-cell table:number-columns-repeated="125" table:style-name="Gnumeric-default"/>
        </table:table-row>
        <table:table-row table:style-name="AROW-5">
          <table:table-cell table:style-name="ACE-4" office:value-type="string">
            <text:p>Level{1}</text:p>
          </table:table-cell>
          <table:table-cell table:style-name="ACE-5"/>
          <table:table-cell table:style-name="ACE-16" office:value-type="string">
            <text:p>This Road is known for having pirates, Good luck with it + While you are walking you see a dark cave and a big castle, which one would you like to take, (1)For Cave or (2)For Castle?"</text:p>
          </table:table-cell>
          <table:table-cell table:number-columns-repeated="125" table:style-name="Gnumeric-default"/>
        </table:table-row>
        <table:table-row table:style-name="AROW-4">
          <table:table-cell table:style-name="ACE-5" office:value-type="string">
            <text:p><text:s/>Cave</text:p>
          </table:table-cell>
          <table:table-cell table:style-name="ACE-5"/>
          <table:table-cell table:style-name="ACE-17" office:value-type="string">
            <text:p><text:s/>would you like to take the candle?</text:p>
          </table:table-cell>
          <table:table-cell table:number-columns-repeated="125" table:style-name="Gnumeric-default"/>
        </table:table-row>
        <table:table-row table:style-name="AROW-4">
          <table:table-cell table:style-name="ACE-5"/>
          <table:table-cell table:style-name="ACE-5" office:value-type="string">
            <text:p>YES </text:p>
          </table:table-cell>
          <table:table-cell table:style-name="ACE-17" office:value-type="string">
            <text:p>ok here it is but do not forget to find the exit</text:p>
          </table:table-cell>
          <table:table-cell table:number-columns-repeated="125" table:style-name="Gnumeric-default"/>
        </table:table-row>
        <table:table-row table:style-name="AROW-4">
          <table:table-cell table:style-name="ACE-5"/>
          <table:table-cell table:style-name="ACE-5" office:value-type="string">
            <text:p><text:s/>NO</text:p>
          </table:table-cell>
          <table:table-cell table:style-name="ACE-17" office:value-type="string">
            <text:p>ok,but it is too dark here and i do not see where I am going</text:p>
          </table:table-cell>
          <table:table-cell table:number-columns-repeated="125" table:style-name="Gnumeric-default"/>
        </table:table-row>
        <table:table-row table:style-name="AROW-6">
          <table:table-cell table:style-name="ACE-5" office:value-type="string">
            <text:p>Castle</text:p>
          </table:table-cell>
          <table:table-cell table:style-name="ACE-5"/>
          <table:table-cell table:style-name="ACE-17" office:value-type="string">
            <text:p>Open the door? press 1 for yes and 2 for no</text:p>
          </table:table-cell>
          <table:table-cell table:number-columns-repeated="125" table:style-name="Gnumeric-default"/>
        </table:table-row>
        <table:table-row table:style-name="AROW-7">
          <table:table-cell table:style-name="ACE-5"/>
          <table:table-cell table:style-name="ACE-5" office:value-type="string">
            <text:p>{1}</text:p>
          </table:table-cell>
          <table:table-cell table:style-name="ACE-18" office:value-type="string">
            <text:p>This room looks different, let's see what there inside + <text:span text:style-name="NS-font-size10">ohhhh there is gold and silver everywhere, let's take some and leave, press 1 to take it or no to leave it</text:span>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3" table:style-name="ACE-5"/>
          <table:table-cell table:number-columns-repeated="125" table:style-name="Gnumeric-default"/>
        </table:table-row>
        <table:table-row table:style-name="AROW-5">
          <table:table-cell table:style-name="ACE-5" office:value-type="string">
            <text:p>Goldsilver</text:p>
          </table:table-cell>
          <table:table-cell table:style-name="ACE-5" office:value-type="string">
            <text:p>1} Take it</text:p>
          </table:table-cell>
          <table:table-cell table:style-name="ACE-16" office:value-type="string">
            <text:p>You greedy, that doesnt belong to you, you hear a voice from the wall.I will punish you for this.You get caught and receive a hard punishment because in life you should never take what is not yours.</text:p>
          </table:table-cell>
          <table:table-cell table:number-columns-repeated="125" table:style-name="Gnumeric-default"/>
        </table:table-row>
        <table:table-row table:style-name="AROW-7">
          <table:table-cell table:style-name="ACE-5"/>
          <table:table-cell table:style-name="ACE-5" office:value-type="string">
            <text:p>2} Not Take it</text:p>
          </table:table-cell>
          <table:table-cell table:style-name="ACE-16" office:value-type="string">
            <text:p>You are a good man, you hear from the wall, to reward you. I am allowing to take what you want.in life you should always ask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3" table:style-name="ACE-5"/>
          <table:table-cell table:number-columns-repeated="125" table:style-name="Gnumeric-default"/>
        </table:table-row>
        <table:table-row table:style-name="AROW-4">
          <table:table-cell table:style-name="ACE-5"/>
          <table:table-cell table:style-name="ACE-5" office:value-type="string">
            <text:p>{2}</text:p>
          </table:table-cell>
          <table:table-cell table:style-name="ACE-17" office:value-type="string">
            <text:p>"Alright, you decide to give up!"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3" table:style-name="ACE-1"/>
          <table:table-cell table:number-columns-repeated="125" table:style-name="Gnumeric-default"/>
        </table:table-row>
        <table:table-row table:style-name="AROW-8">
          <table:table-cell table:style-name="ACE-6" office:value-type="string">
            <text:p>Level{2}</text:p>
          </table:table-cell>
          <table:table-cell table:style-name="ACE-7"/>
          <table:table-cell table:style-name="ACE-19" office:value-type="string">
            <text:p>This Road is known for having ghosts floating around,looking to hunt. Good luck with it + <text:span text:style-name="NS-font-size10">While you are walking you hear voices, but you dont where it is coming from, where are those voices?,you ask yourself! Chose (1)To Follow the voice or (2)Ignore them</text:span></text:p>
          </table:table-cell>
          <table:table-cell table:number-columns-repeated="125" table:style-name="Gnumeric-default"/>
        </table:table-row>
        <table:table-row table:style-name="AROW-4">
          <table:table-cell table:style-name="ACE-7" office:value-type="string">
            <text:p>{1} Follow</text:p>
          </table:table-cell>
          <table:table-cell table:number-columns-repeated="2" table:style-name="ACE-7"/>
          <table:table-cell table:number-columns-repeated="125" table:style-name="Gnumeric-default"/>
        </table:table-row>
        <table:table-row table:style-name="AROW-5">
          <table:table-cell table:style-name="ACE-7"/>
          <table:table-cell table:style-name="ACE-7" office:value-type="string">
            <text:p>YES </text:p>
          </table:table-cell>
          <table:table-cell table:style-name="ACE-19" office:value-type="string">
            <text:p>ohhhhhh,you are not afraid...but you dont know who is there + <text:span text:style-name="NS-font-size10">You see a nice looking stranger and an ugly man both waving at you, Do you want see the nice or Ugly: Press(1) For NICE (2) For UGLY</text:span></text:p>
          </table:table-cell>
          <table:table-cell table:number-columns-repeated="125" table:style-name="Gnumeric-default"/>
        </table:table-row>
        <table:table-row table:style-name="AROW-7">
          <table:table-cell table:style-name="ACE-7" office:value-type="string">
            <text:p>NICE</text:p>
          </table:table-cell>
          <table:table-cell table:style-name="ACE-7"/>
          <table:table-cell table:style-name="ACE-19" office:value-type="string">
            <text:p>The nice looking man covers your eyes and take you to this place where there are lost people like you + This guy is murderer.there is more in life than looks</text:p>
          </table:table-cell>
          <table:table-cell table:number-columns-repeated="125" table:style-name="Gnumeric-default"/>
        </table:table-row>
        <table:table-row table:style-name="AROW-7">
          <table:table-cell table:style-name="ACE-7" office:value-type="string">
            <text:p>Ugly</text:p>
          </table:table-cell>
          <table:table-cell table:style-name="ACE-7"/>
          <table:table-cell table:style-name="ACE-19" office:value-type="string">
            <text:p>The Ugly man comforts you and ask you if you are ok, Hungry etc… + So never trust in appeareances!!! just because he is ugly does not mean he is bad.</text:p>
          </table:table-cell>
          <table:table-cell table:number-columns-repeated="125" table:style-name="Gnumeric-default"/>
        </table:table-row>
        <table:table-row table:style-name="AROW-4" table:number-rows-repeated="2">
          <table:table-cell table:number-columns-repeated="3" table:style-name="ACE-7"/>
          <table:table-cell table:number-columns-repeated="125" table:style-name="Gnumeric-default"/>
        </table:table-row>
        <table:table-row table:style-name="AROW-4">
          <table:table-cell table:style-name="ACE-7" office:value-type="string">
            <text:p>{2}Ignore Them</text:p>
          </table:table-cell>
          <table:table-cell table:style-name="ACE-7"/>
          <table:table-cell table:style-name="ACE-20" office:value-type="string">
            <text:p>"Keep walking and be careful"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3" table:style-name="ACE-1"/>
          <table:table-cell table:number-columns-repeated="125" table:style-name="Gnumeric-default"/>
        </table:table-row>
        <table:table-row table:style-name="AROW-5">
          <table:table-cell table:style-name="ACE-8" office:value-type="string">
            <text:p>Level{3}</text:p>
          </table:table-cell>
          <table:table-cell table:style-name="ACE-9"/>
          <table:table-cell table:style-name="ACE-21" office:value-type="string">
            <text:p>This Road is known for having monsters disguised as humans,lookin to kill and feed. Good luck with it + While you are walking you see,two roads but you do know where they may take you .Chose (1)for road 1 or (2) for road 2</text:p>
          </table:table-cell>
          <table:table-cell table:number-columns-repeated="125" table:style-name="Gnumeric-default"/>
        </table:table-row>
        <table:table-row table:style-name="AROW-9">
          <table:table-cell table:style-name="ACE-9" office:value-type="string">
            <text:p>Road(1)</text:p>
          </table:table-cell>
          <table:table-cell table:style-name="ACE-9"/>
          <table:table-cell table:style-name="ACE-21" office:value-type="string">
            <text:p>ohhhhhh,you take the right road and in few miles you will be out of the jungle</text:p>
          </table:table-cell>
          <table:table-cell table:number-columns-repeated="125" table:style-name="Gnumeric-default"/>
        </table:table-row>
        <table:table-row table:style-name="AROW-7">
          <table:table-cell table:style-name="ACE-9" office:value-type="string">
            <text:p>Road(2)</text:p>
          </table:table-cell>
          <table:table-cell table:style-name="ACE-9"/>
          <table:table-cell table:style-name="ACE-21" office:value-type="string">
            <text:p>After walking a short distance, you see something the shape of human but the look of a creature. you try to run + away but you see another two paths. which one would you take?</text:p>
          </table:table-cell>
          <table:table-cell table:number-columns-repeated="125" table:style-name="Gnumeric-default"/>
        </table:table-row>
        <table:table-row table:style-name="AROW-4">
          <table:table-cell table:style-name="ACE-9" office:value-type="string">
            <text:p>Left(1)</text:p>
          </table:table-cell>
          <table:table-cell table:style-name="ACE-9"/>
          <table:table-cell table:style-name="ACE-22" office:value-type="string">
            <text:p>You are back to point Zero</text:p>
          </table:table-cell>
          <table:table-cell table:number-columns-repeated="125" table:style-name="Gnumeric-default"/>
        </table:table-row>
        <table:table-row table:style-name="AROW-7">
          <table:table-cell table:style-name="ACE-9" office:value-type="string">
            <text:p>Right(2)</text:p>
          </table:table-cell>
          <table:table-cell table:style-name="ACE-9"/>
          <table:table-cell table:style-name="ACE-21" office:value-type="string">
            <text:p>Another creature is still following , and there is where to go. "The creature jumped on you, you start screaming and asking for help.Suddenly you wake up, IT IS ALL A DREAM"</text:p>
          </table:table-cell>
          <table:table-cell table:number-columns-repeated="125" table:style-name="Gnumeric-default"/>
        </table:table-row>
        <table:table-row table:style-name="AROW-4">
          <table:table-cell table:number-columns-repeated="2" table:style-name="ACE-1"/>
          <table:table-cell table:style-name="ACE-14"/>
          <table:table-cell table:number-columns-repeated="125" table:style-name="Gnumeric-default"/>
        </table:table-row>
        <table:table-row table:style-name="AROW-2">
          <table:table-cell table:style-name="ACE-10" office:value-type="string">
            <text:p>NO</text:p>
          </table:table-cell>
          <table:table-cell table:style-name="ACE-13"/>
          <table:table-cell table:style-name="ACE-10" office:value-type="string">
            <text:p>Have a Good day!</text:p>
          </table:table-cell>
          <table:table-cell table:number-columns-repeated="125" table:style-name="Gnumeric-default"/>
        </table:table-row>
        <table:table-row table:style-name="AROW-4" table:number-rows-repeated="12">
          <table:table-cell table:number-columns-repeated="3" table:style-name="ACE-1"/>
          <table:table-cell table:number-columns-repeated="125" table:style-name="Gnumeric-default"/>
        </table:table-row>
        <table:table-row table:style-name="AROW-0" table:number-rows-repeated="8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21">
          <gnm:selection gnm:start-col="0" gnm:start-row="0" gnm:end-col="127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0" style:family="text" style:display-name="Font Size 10pt">
      <style:text-properties fo:font-size="10pt" style:font-size-asian="10pt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26T19:45:31Z</dc:date>
    <meta:creation-date>2017-07-26T13:29:52Z</meta:creation-date>
    <meta:editing-cycles>1</meta:editing-cycles>
    <meta:editing-duration>PT3M23S</meta:editing-duration>
    <meta:generator>gnumeric/1.12.32</meta:generator>
  </office:meta>
</office:document-meta>
</file>